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9f51" officeooo:paragraph-rsid="00159f51" style:font-weight-asian="bold" style:font-weight-complex="bold"/>
    </style:style>
    <style:style style:name="P2" style:family="paragraph" style:parent-style-name="Standard">
      <style:text-properties officeooo:rsid="00159f51" officeooo:paragraph-rsid="00159f51"/>
    </style:style>
    <style:style style:name="T1" style:family="text">
      <style:text-properties officeooo:rsid="001aa27b"/>
    </style:style>
    <style:style style:name="T2" style:family="text">
      <style:text-properties officeooo:rsid="0018b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<text:span text:style-name="T1">Theory</text:span>, October<text:span text:style-name="T2">, </text:span>2024</text:p>
      <text:p text:style-name="P2"/>
      <text:p text:style-name="P2"/>
      <text:p text:style-name="P2">1. Read the 2 papers on path sampling (paper van Erp et al. 2007, paper Dellago et al. 2006).</text:p>
      <text:p text:style-name="P2">Make a presentation that is very educational and that explains the algorithm as if you were teaching to master students. Include the algorithm for the Monte Carlo moves in path space.</text:p>
      <text:p text:style-name="P2"/>
      <text:p text:style-name="P2"/>
      <text:p text:style-name="P2">2. Choose one of the three other papers:</text:p>
      <text:p text:style-name="P2"/>
      <text:p text:style-name="P2">paper Hummer 2005</text:p>
      <text:p text:style-name="P2">Work out all reasonings and math of section 1 to 2.3</text:p>
      <text:p text:style-name="P2"/>
      <text:p text:style-name="P2">paper Hummer &amp; Szabo 2003</text:p>
      <text:p text:style-name="P2">Work out all reasonings and math of pages 5 to 8</text:p>
      <text:p text:style-name="P2"/>
      <text:p text:style-name="P2">paper Bello-Rivas &amp; Elber 2015</text:p>
      <text:p text:style-name="P2">Work out all reasonings and math of sections I to II.C</text:p>
      <text:p text:style-name="P2"/>
      <text:p text:style-name="P2">I suggest your write your notes in a LaTeX document. A hand-written document can work too if you can be very neat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2:24:40.046173629</meta:creation-date>
    <dc:date>2024-10-28T20:38:31.167237214</dc:date>
    <meta:editing-duration>PT15M45S</meta:editing-duration>
    <meta:editing-cycles>4</meta:editing-cycles>
    <meta:generator>LibreOffice/24.8.2.1$MacOSX_X86_64 LibreOffice_project/0f794b6e29741098670a3b95d60478a65d05ef13</meta:generator>
    <meta:document-statistic meta:table-count="0" meta:image-count="0" meta:object-count="0" meta:page-count="1" meta:paragraph-count="11" meta:word-count="130" meta:character-count="682" meta:non-whitespace-character-count="563"/>
  </office:meta>
</office:document-meta>
</file>